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bb835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c97ce" officeooo:paragraph-rsid="000c97ce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370fd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2171b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370fd" officeooo:paragraph-rsid="001370fd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ac456"/>
    </style:style>
    <style:style style:name="T2" style:family="text">
      <style:text-properties officeooo:rsid="000dd2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e1b2"/>
    </style:style>
    <style:style style:name="T5" style:family="text">
      <style:text-properties officeooo:rsid="00177c89"/>
    </style:style>
    <style:style style:name="T6" style:family="text">
      <style:text-properties officeooo:rsid="001d9c66"/>
    </style:style>
    <style:style style:name="T7" style:family="text">
      <style:text-properties officeooo:rsid="001f1845"/>
    </style:style>
    <style:style style:name="T8" style:family="text">
      <style:text-properties officeooo:rsid="0025f3df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yniki 1 – 07.11.16r</text:p>
      <text:p text:style-name="P1"/>
      <text:p text:style-name="P13">Podproblem:</text:p>
      <text:p text:style-name="P13"/>
      <text:p text:style-name="P14">Na wejściu podajemy zbiór filmów z ich średnią ocen(rating) w skali od 1-10 oraz pobieramy informacje o użytkowniku, który wystawił jakąś ocenę któremuś z tych filmów. Następnie neuron uczy się aby trafnie polecać film użytkownikowi, który nie jest słabszy od filmu, któremu wystawił <text:span text:style-name="T1">konkretną</text:span> ocenę.</text:p>
      <text:p text:style-name="P14"/>
      <text:p text:style-name="P7"/>
      <text:p text:style-name="P8"><text:span text:style-name="T3">Dane uczące:</text:span> 10<text:span text:style-name="T8">0</text:span> filmów z ich średnią ocen <text:span text:style-name="T4">oraz ocena użytkownika</text:span></text:p>
      <text:p text:style-name="P9"><text:span text:style-name="T3">Dane walidujące</text:span>: 3<text:span text:style-name="T8">0</text:span> filmy z ich <text:span text:style-name="T2">średnią ocen oraz ocena użytkownika</text:span></text:p>
      <text:p text:style-name="P9"/>
      <text:p text:style-name="P11">Sieć zostaje nauczona na podstawie 10<text:span text:style-name="T8">0</text:span> filmów, które podajemy na wejściu a następnie za pomocą danych walidującyh sprawdzam działanie sieci podając je na wejściu i <text:span text:style-name="T5">otrzymując poprawne sygnały wyjściowe.</text:span></text:p>
      <text:p text:style-name="P11"/>
      <text:p text:style-name="P9"/>
      <text:p text:style-name="P9"/>
      <text:p text:style-name="P9"/>
      <text:p text:style-name="P2">Zestawienie wyników – szczegółowe wyniki znajdują się w folderze wyniki_1</text:p>
      <text:p text:style-name="P2"/>
      <text:p text:style-name="P2"/>
      <text:p text:style-name="P2"/>
      <text:p text:style-name="P3">1. Ilość iteracji potrzebnych do nauczenia sieci dla każdej z 50 prób</text:p>
      <text:p text:style-name="P6"/>
      <text:p text:style-name="P16"/>
      <text:p text:style-name="P15"/>
      <text:p text:style-name="P17">Średnia ilość iteracji oraz średni czas uczenia po 50 próbach</text:p>
      <text:p text:style-name="P6"><draw:frame draw:style-name="fr1" draw:name="Obiekt1" text:anchor-type="paragraph" svg:y="0.146cm" svg:width="9.694cm" svg:height="0.9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Obiekt2" text:anchor-type="paragraph" svg:width="11.719cm" svg:height="23.02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5"><draw:frame draw:style-name="fr1" draw:name="Obiekt3" text:anchor-type="paragraph" svg:y="0.519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4"><text:span text:style-name="T6">2</text:span>. <text:span text:style-name="T7">Błąd MSE podczas każdej z</text:span> itera<text:span text:style-name="T7">cji dla 3 wybranych prób</text:span></text:p>
      <text:p text:style-name="P4"/>
      <text:p text:style-name="P4"><draw:frame draw:style-name="fr3" draw:name="Obiekt4" text:anchor-type="paragraph" svg:x="-0.235cm" svg:y="0.635cm" svg:width="17.47cm" svg:height="5.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><draw:frame draw:style-name="fr1" draw:name="Obiekt5" text:anchor-type="paragraph" svg:y="0.598cm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5"/>
      <text:p text:style-name="P5"><draw:frame draw:style-name="fr1" draw:name="Obiekt6" text:anchor-type="paragraph" svg:y="0.552cm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iekt7" text:anchor-type="paragraph" svg:y="0.46cm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5"/>
      <text:p text:style-name="P5"/>
      <text:p text:style-name="P5"/>
      <text:p text:style-name="P21"><text:span text:style-name="T6">2</text:span>. <text:span text:style-name="T7">Błąd procentowy MAPE podczas każdej z</text:span> itera<text:span text:style-name="T7">cji dla 3 wybranych prób</text:span></text:p>
      <text:p text:style-name="P21"/>
      <text:p text:style-name="P21"><draw:frame draw:style-name="fr1" draw:name="Obiekt8" text:anchor-type="paragraph" svg:y="0.407cm" svg:width="17.47cm" svg:height="5.8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Obiekt9" text:anchor-type="paragraph" svg:y="0.042cm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1"/>
      <text:p text:style-name="P21"><draw:frame draw:style-name="fr1" draw:name="Obiekt10" text:anchor-type="paragraph" svg:y="0.566cm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Obiekt11" text:anchor-type="paragraph" svg:y="0.153cm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6M55S</meta:editing-duration>
    <meta:editing-cycles>32</meta:editing-cycles>
    <meta:generator>LibreOffice/5.1.3.2$Windows_X86_64 LibreOffice_project/644e4637d1d8544fd9f56425bd6cec110e49301b</meta:generator>
    <dc:date>2016-11-10T17:51:22.652000000</dc:date>
    <meta:document-statistic meta:table-count="0" meta:image-count="0" meta:object-count="11" meta:page-count="7" meta:paragraph-count="11" meta:word-count="154" meta:character-count="996" meta:non-whitespace-character-count="8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ce5"/>
        <table:table-row table:style-name="ro1">
          <table:table-cell table:number-columns-repeated="3"/>
          <table:table-cell office:value-type="string" calcext:value-type="string">
            <text:p>Średnia ilość iteracji ( po 50 próbach )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 czas uczenia [ nanoseconds ]</text:p>
          </table:table-cell>
          <table:table-cell table:style-name="ce6" office:value-type="float" office:value="35720084" calcext:value-type="float">
            <text:p>3572008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13:25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7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43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Numer próby</text:p>
          </table:table-cell>
          <table:table-cell table:style-name="ce3" office:value-type="string" calcext:value-type="string">
            <text:p>Ilość iteracji/ep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13:49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332cm" svg:y="0.314cm" chart:style-name="ch2">
          <text:p>Ilość iteracji ( czas nauki ) dla 50 prób</text:p>
        </chart:title>
        <chart:plot-area chart:style-name="ch3" chart:data-source-has-labels="both" svg:x="1.415cm" svg:y="1.346cm" svg:width="14.265cm" svg:height="6.4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3cm" svg:y="1.415cm" svg:width="13.724cm" svg:height="5.5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2cm" svg:y="7.934cm" chart:style-name="ch5">
              <text:p>Numer próby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6.165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1" chart:label-cell-address="local-table.$B$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5" office:value-type="string" calcext:value-type="string">
            <text:p>Numer próby ( wybrane przykładowe 3 )</text:p>
          </table:table-cell>
          <table:table-cell table:style-name="ce5" office:value-type="string" calcext:value-type="string">
            <text:p>Epoka/Iteracja</text:p>
          </table:table-cell>
          <table:table-cell table:style-name="ce5" office:value-type="string" calcext:value-type="string">
            <text:p>MSE</text:p>
          </table:table-cell>
        </table:table-row>
        <table:table-row table:style-name="ro1"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38" calcext:value-type="float">
            <text:p>0,38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15" calcext:value-type="float">
            <text:p>0,15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7" calcext:value-type="float" table:number-columns-spanned="1" table:number-rows-spanned="4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42" calcext:value-type="float">
            <text:p>0,42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29" calcext:value-type="float">
            <text:p>0,29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27" calcext:value-type="float">
            <text:p>0,27</text:p>
          </table:table-cell>
        </table:table-row>
        <table:table-row table:style-name="ro1">
          <table:covered-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8" calcext:value-type="float" table:number-columns-spanned="1" table:number-rows-spanned="4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48" calcext:value-type="float">
            <text:p>0,48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48" calcext:value-type="float">
            <text:p>0,48</text:p>
          </table:table-cell>
        </table:table-row>
        <table:table-row table:style-name="ro1">
          <table:covered-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21:26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5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7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8</text:p>
        </chart:title>
        <chart:plot-area chart:style-name="ch3" chart:data-source-has-labels="both" svg:x="1.452cm" svg:y="1.59cm" svg:width="14.228cm" svg:height="6.127cm">
          <chartooo:coordinate-region svg:x="2.179cm" svg:y="1.79cm" svg:width="13.407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5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 ( wybrane przykładowe 3 )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APE</text:p>
          </table:table-cell>
        </table:table-row>
        <table:table-row table:style-name="ro1">
          <table:table-cell table:style-name="ce7" office:value-type="float" office:value="10" calcext:value-type="float" table:number-columns-spanned="1" table:number-rows-spanned="3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37" calcext:value-type="percentage">
            <text:p>37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11" calcext:value-type="percentage">
            <text:p>11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float" office:value="27" calcext:value-type="float" table:number-columns-spanned="1" table:number-rows-spanned="5">
            <text:p>2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56" calcext:value-type="percentage">
            <text:p>56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52" calcext:value-type="percentage">
            <text:p>52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.49" calcext:value-type="percentage">
            <text:p>49,00%</text:p>
          </table:table-cell>
        </table:table-row>
        <table:table-row table:style-name="ro1">
          <table:covered-table-cell table:style-name="ce8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0.01" calcext:value-type="percentage">
            <text:p>1,00%</text:p>
          </table:table-cell>
        </table:table-row>
        <table:table-row table:style-name="ro1">
          <table:covered-table-cell/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float" office:value="43" calcext:value-type="float" table:number-columns-spanned="1" table:number-rows-spanned="4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44" calcext:value-type="percentage">
            <text:p>44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.17" calcext:value-type="percentage">
            <text:p>17,00%</text:p>
          </table:table-cell>
        </table:table-row>
        <table:table-row table:style-name="ro1">
          <table:covered-table-cell table:style-name="ce8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50:05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0</text:p>
        </chart:title>
        <chart:plot-area chart:style-name="ch3" chart:data-source-has-labels="both" svg:x="1.452cm" svg:y="1.59cm" svg:width="14.228cm" svg:height="6.127cm">
          <chartooo:coordinate-region svg:x="2.867cm" svg:y="1.789cm" svg:width="12.719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